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150192" officeooo:paragraph-rsid="00150192" fo:background-color="transparent" style:font-size-asian="9pt" style:font-weight-asian="bold" style:font-size-complex="9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bold" fo:background-color="transparent" style:font-size-asian="9pt" style:font-weight-asian="bold" style:font-size-complex="9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1934d2" officeooo:paragraph-rsid="001934d2" fo:background-color="transparent" style:font-size-asian="9pt" style:font-weight-asian="bold" style:font-size-complex="9pt" style:font-weight-complex="bold"/>
    </style:style>
    <style:style style:name="P4" style:family="paragraph" style:parent-style-name="Standard" style:list-style-name="L1">
      <loext:graphic-properties draw:fill-gradient-name="gradient" draw:fill-hatch-name="hatch"/>
      <style:paragraph-properties fo:line-height="100%"/>
      <style:text-properties officeooo:rsid="001eeadf" officeooo:paragraph-rsid="001eeadf"/>
    </style:style>
    <style:style style:name="P5" style:family="paragraph" style:parent-style-name="Standard" style:list-style-name="L1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1934d2" officeooo:paragraph-rsid="001934d2" fo:background-color="transparent" style:font-size-asian="9pt" style:font-weight-asian="bold" style:font-size-complex="9pt" style:font-weight-complex="bold"/>
    </style:style>
    <style:style style:name="P6" style:family="paragraph" style:parent-style-name="Standard" style:list-style-name="L1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1934d2" officeooo:paragraph-rsid="001d3141" fo:background-color="transparent" style:font-size-asian="9pt" style:font-weight-asian="bold" style:font-size-complex="9pt" style:font-weight-complex="bold"/>
    </style:style>
    <style:style style:name="P7" style:family="paragraph" style:parent-style-name="Standard" style:list-style-name="L1">
      <loext:graphic-properties draw:fill-gradient-name="gradient" draw:fill-hatch-name="hatch"/>
      <style:paragraph-properties fo:line-height="100%"/>
      <style:text-properties officeooo:paragraph-rsid="00283267"/>
    </style:style>
    <style:style style:name="P8" style:family="paragraph" style:parent-style-name="Standard" style:list-style-name="L1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38721f" officeooo:paragraph-rsid="0038721f" fo:background-color="transparent" style:font-size-asian="9pt" style:font-weight-asian="bold" style:font-size-complex="9pt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38721f" officeooo:paragraph-rsid="0038721f" fo:background-color="transparent" style:font-size-asian="9pt" style:font-weight-asian="bold" style:font-size-complex="9pt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normal" officeooo:rsid="0038721f" officeooo:paragraph-rsid="0038721f" fo:background-color="transparent" style:font-size-asian="9pt" style:font-weight-asian="normal" style:font-size-complex="9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Liberation Serif" fo:font-weight="normal" officeooo:paragraph-rsid="0038721f" fo:background-color="transparent" style:font-weight-asian="normal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Liberation Serif" fo:font-size="9pt" fo:font-weight="normal" officeooo:rsid="0038721f" officeooo:paragraph-rsid="0038721f" fo:background-color="transparent" style:font-size-asian="9pt" style:font-weight-asian="normal" style:font-size-complex="9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Liberation Serif" fo:font-size="9pt" fo:font-weight="normal" officeooo:rsid="00150192" officeooo:paragraph-rsid="002366df" fo:background-color="transparent" style:font-size-asian="9pt" style:font-weight-asian="normal" style:font-size-complex="9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Liberation Serif" fo:font-size="9pt" fo:font-weight="bold" officeooo:rsid="00150192" officeooo:paragraph-rsid="002366df" fo:background-color="transparent" style:font-size-asian="9pt" style:font-weight-asian="bold" style:font-size-complex="9pt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Consolas" fo:font-size="9pt" fo:font-weight="normal" officeooo:rsid="00150192" officeooo:paragraph-rsid="002366df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150192" officeooo:paragraph-rsid="002366df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1934d2" officeooo:paragraph-rsid="0020d621" fo:background-color="transparent" style:font-size-asian="9pt" style:font-weight-asian="bold" style:font-size-complex="9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normal" officeooo:rsid="001934d2" officeooo:paragraph-rsid="002366df" fo:background-color="transparent" style:font-size-asian="9pt" style:font-weight-asian="normal" style:font-size-complex="9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Consolas" fo:font-size="9pt" fo:font-weight="normal" officeooo:rsid="001934d2" officeooo:paragraph-rsid="002366df" fo:background-color="transparent" style:font-size-asian="9pt" style:font-weight-asian="bold" style:font-size-complex="9pt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1934d2" officeooo:paragraph-rsid="002366df" fo:background-color="transparent" style:font-size-asian="9pt" style:font-weight-asian="bold" style:font-size-complex="9pt" style:font-weight-complex="bold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line-height="100%"/>
      <style:text-properties officeooo:rsid="001eeadf" officeooo:paragraph-rsid="0022a0b4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line-height="100%"/>
      <style:text-properties officeooo:rsid="001eeadf" officeooo:paragraph-rsid="002c9d10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1934d2" officeooo:paragraph-rsid="002c9d10" fo:background-color="transparent" style:font-size-asian="9pt" style:font-weight-asian="bold" style:font-size-complex="9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Liberation Serif" fo:font-size="9pt" fo:font-weight="bold" officeooo:rsid="00150192" officeooo:paragraph-rsid="0024f267" fo:background-color="transparent" style:font-size-asian="9pt" style:font-weight-asian="bold" style:font-size-complex="9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150192" officeooo:paragraph-rsid="0022a0b4" fo:background-color="transparent" style:font-size-asian="9pt" style:font-weight-asian="bold" style:font-size-complex="9pt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Consolas" fo:font-size="9pt" fo:font-weight="normal" officeooo:rsid="00150192" officeooo:paragraph-rsid="0022a0b4" style:font-size-asian="9pt" style:font-weight-asian="bold" style:font-size-complex="9pt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150192" officeooo:paragraph-rsid="0022a0b4" style:font-size-asian="9pt" style:font-weight-asian="bold" style:font-size-complex="9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Consolas1" fo:font-size="9pt" fo:font-weight="normal" officeooo:rsid="00150192" officeooo:paragraph-rsid="0022a0b4" style:font-size-asian="9pt" style:font-weight-asian="normal" style:font-size-complex="9pt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normal" officeooo:rsid="001934d2" officeooo:paragraph-rsid="0022a0b4" fo:background-color="transparent" style:font-size-asian="9pt" style:font-weight-asian="normal" style:font-size-complex="9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1934d2" officeooo:paragraph-rsid="001eeadf" fo:background-color="transparent" style:font-size-asian="9pt" style:font-weight-asian="bold" style:font-size-complex="9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Consolas" fo:font-size="9pt" fo:font-weight="normal" officeooo:rsid="00150192" officeooo:paragraph-rsid="0022a0b4" fo:background-color="transparent" style:font-size-asian="9pt" style:font-weight-asian="bold" style:font-size-complex="9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Consolas1" fo:font-size="9pt" fo:font-weight="normal" officeooo:rsid="00150192" officeooo:paragraph-rsid="002c9d10" style:font-size-asian="9pt" style:font-weight-asian="normal" style:font-size-complex="9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Consolas1" fo:font-size="9pt" fo:font-weight="normal" officeooo:rsid="00150192" officeooo:paragraph-rsid="002c9d10" fo:background-color="transparent" style:font-size-asian="9pt" style:font-weight-asian="normal" style:font-size-complex="9pt" style:font-weight-complex="normal"/>
    </style:style>
    <style:style style:name="P34" style:family="paragraph" style:parent-style-name="Standard" style:list-style-name="L1">
      <loext:graphic-properties draw:fill-gradient-name="gradient" draw:fill-hatch-name="hatch"/>
      <style:paragraph-properties fo:line-height="100%"/>
      <style:text-properties fo:color="#000000" loext:opacity="100%" style:font-name="Consolas" fo:font-size="9pt" fo:font-weight="bold" officeooo:rsid="001934d2" officeooo:paragraph-rsid="002f11b5" fo:background-color="transparent" style:font-size-asian="9pt" style:font-weight-asian="bold" style:font-size-complex="9pt" style:font-weight-complex="bold"/>
    </style:style>
    <style:style style:name="P35" style:family="paragraph" style:parent-style-name="Standard" style:list-style-name="L1">
      <loext:graphic-properties draw:fill-gradient-name="gradient" draw:fill-hatch-name="hatch"/>
      <style:paragraph-properties fo:line-height="100%"/>
      <style:text-properties fo:color="#c9211e" loext:opacity="100%" style:font-name="Consolas" fo:font-size="9pt" fo:font-weight="bold" officeooo:rsid="001934d2" officeooo:paragraph-rsid="0036ab38" fo:background-color="transparent" style:font-size-asian="9pt" style:font-weight-asian="bold" style:font-size-complex="9pt" style:font-weight-complex="bold"/>
    </style:style>
    <style:style style:name="P36" style:family="paragraph" style:parent-style-name="Standard" style:list-style-name="L1">
      <loext:graphic-properties draw:fill-gradient-name="gradient" draw:fill-hatch-name="hatch"/>
      <style:paragraph-properties fo:line-height="100%"/>
      <style:text-properties fo:color="#000000" loext:opacity="100%" style:font-name="Consolas" fo:font-size="9pt" fo:font-weight="bold" officeooo:rsid="001934d2" officeooo:paragraph-rsid="0036ab38" fo:background-color="transparent" style:font-size-asian="9pt" style:font-weight-asian="bold" style:font-size-complex="9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Consolas" fo:font-size="9pt" fo:font-weight="bold" officeooo:rsid="001934d2" officeooo:paragraph-rsid="0036ab38" fo:background-color="transparent" style:font-size-asian="9pt" style:font-weight-asian="bold" style:font-size-complex="9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Consolas" fo:font-size="9pt" fo:font-weight="normal" officeooo:rsid="0039e89e" officeooo:paragraph-rsid="0039e89e" fo:background-color="transparent" style:font-size-asian="9pt" style:font-weight-asian="normal" style:font-size-complex="9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Consolas" fo:font-size="9pt" fo:font-weight="bold" officeooo:rsid="001934d2" officeooo:paragraph-rsid="002f11b5" fo:background-color="transparent" style:font-size-asian="9pt" style:font-weight-asian="bold" style:font-size-complex="9pt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Consolas1" fo:font-size="9pt" fo:font-weight="normal" officeooo:rsid="001934d2" officeooo:paragraph-rsid="002f11b5" fo:background-color="transparent" style:font-size-asian="9pt" style:font-weight-asian="bold" style:font-size-complex="9pt" style:font-weight-complex="bold"/>
    </style:style>
    <style:style style:name="P41" style:family="paragraph" style:parent-style-name="Standard">
      <style:paragraph-properties fo:line-height="100%"/>
      <style:text-properties fo:color="#000000" loext:opacity="100%" style:font-name="Consolas1" fo:font-size="9pt" fo:font-weight="normal" fo:background-color="transparent" style:font-size-asian="9pt" style:font-size-complex="9pt"/>
    </style:style>
    <style:style style:name="P42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150192" officeooo:paragraph-rsid="0024f267" fo:background-color="transparent" style:font-size-asian="9pt" style:font-weight-asian="bold" style:font-size-complex="9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Consolas" fo:font-size="9pt" fo:font-weight="normal" officeooo:rsid="00150192" officeooo:paragraph-rsid="0024f267" fo:background-color="transparent" style:font-size-asian="9pt" style:font-weight-asian="bold" style:font-size-complex="9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150192" officeooo:paragraph-rsid="00150192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normal" officeooo:rsid="00150192" officeooo:paragraph-rsid="00150192" style:font-size-asian="9pt" style:font-weight-asian="normal" style:font-size-complex="9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Consolas" fo:font-size="9pt" fo:font-weight="normal" officeooo:rsid="002f11b5" officeooo:paragraph-rsid="002f11b5" fo:background-color="transparent" style:font-size-asian="9pt" style:font-size-complex="9pt"/>
    </style:style>
    <style:style style:name="P47" style:family="paragraph" style:parent-style-name="Standard">
      <style:paragraph-properties style:line-height-at-least="0.503cm"/>
      <style:text-properties fo:color="#000000" loext:opacity="100%" style:font-name="Consolas" fo:font-size="9pt" fo:font-weight="normal" officeooo:rsid="00150192" officeooo:paragraph-rsid="00165c0f" fo:background-color="transparent" style:font-size-asian="9pt" style:font-size-complex="9pt"/>
    </style:style>
    <style:style style:name="P48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1934d2" officeooo:paragraph-rsid="0030b6b8" fo:background-color="transparent" style:font-size-asian="9pt" style:font-weight-asian="bold" style:font-size-complex="9pt" style:font-weight-complex="bold"/>
    </style:style>
    <style:style style:name="P49" style:family="paragraph" style:parent-style-name="Standard" style:list-style-name="L1">
      <loext:graphic-properties draw:fill-gradient-name="gradient" draw:fill-hatch-name="hatch"/>
      <style:paragraph-properties fo:line-height="100%"/>
      <style:text-properties officeooo:paragraph-rsid="0030b6b8"/>
    </style:style>
    <style:style style:name="P50" style:family="paragraph" style:parent-style-name="Standard" style:list-style-name="L1">
      <loext:graphic-properties draw:fill-gradient-name="gradient" draw:fill-hatch-name="hatch"/>
      <style:paragraph-properties fo:line-height="100%"/>
      <style:text-properties fo:color="#000000" loext:opacity="100%" style:font-name="Consolas" fo:font-size="9pt" fo:font-weight="bold" officeooo:rsid="001934d2" officeooo:paragraph-rsid="0030b6b8" fo:background-color="transparent" style:font-size-asian="9pt" style:font-weight-asian="bold" style:font-size-complex="9pt" style:font-weight-complex="bold"/>
    </style:style>
    <style:style style:name="P51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150192" officeooo:paragraph-rsid="0030b6b8" fo:background-color="transparent" style:font-size-asian="9pt" style:font-weight-asian="bold" style:font-size-complex="9pt" style:font-weight-complex="bold"/>
    </style:style>
    <style:style style:name="P52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Consolas" fo:font-size="9pt" fo:font-weight="normal" officeooo:rsid="00150192" officeooo:paragraph-rsid="0030b6b8" fo:background-color="transparent" style:font-size-asian="9pt" style:font-weight-asian="bold" style:font-size-complex="9pt" style:font-weight-complex="bold"/>
    </style:style>
    <style:style style:name="P53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bold" officeooo:rsid="00150192" officeooo:paragraph-rsid="0030b6b8" style:font-size-asian="9pt" style:font-weight-asian="bold" style:font-size-complex="9pt" style:font-weight-complex="bold"/>
    </style:style>
    <style:style style:name="P54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9pt" fo:font-weight="normal" officeooo:rsid="00150192" officeooo:paragraph-rsid="0030b6b8" style:font-size-asian="9pt" style:font-weight-asian="normal" style:font-size-complex="9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Consolas" fo:font-size="9pt" fo:font-weight="normal" officeooo:rsid="002f11b5" officeooo:paragraph-rsid="0030b6b8" fo:background-color="transparent" style:font-size-asian="9pt" style:font-size-complex="9pt"/>
    </style:style>
    <style:style style:name="P56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Consolas" fo:font-size="9pt" fo:font-weight="normal" officeooo:rsid="00150192" officeooo:paragraph-rsid="00335bd7" fo:background-color="transparent" style:font-size-asian="9pt" style:font-weight-asian="bold" style:font-size-complex="9pt" style:font-weight-complex="bold"/>
    </style:style>
    <style:style style:name="T1" style:family="text">
      <style:text-properties officeooo:rsid="001516be"/>
    </style:style>
    <style:style style:name="T2" style:family="text">
      <style:text-properties officeooo:rsid="001eeadf"/>
    </style:style>
    <style:style style:name="T3" style:family="text">
      <style:text-properties officeooo:rsid="0025053c"/>
    </style:style>
    <style:style style:name="T4" style:family="text">
      <style:text-properties fo:color="#000000" loext:opacity="100%" fo:font-size="9pt" fo:font-weight="bold" officeooo:rsid="001934d2" fo:background-color="transparent" loext:char-shading-value="0" style:font-size-asian="9pt" style:font-weight-asian="bold" style:font-size-complex="9pt" style:font-weight-complex="bold"/>
    </style:style>
    <style:style style:name="T5" style:family="text">
      <style:text-properties fo:color="#000000" loext:opacity="100%" fo:font-size="9pt" fo:font-weight="bold" fo:background-color="transparent" loext:char-shading-value="0" style:font-size-asian="9pt" style:font-weight-asian="bold" style:font-size-complex="9pt" style:font-weight-complex="bold"/>
    </style:style>
    <style:style style:name="T6" style:family="text">
      <style:text-properties fo:color="#000000" loext:opacity="100%" fo:font-size="9pt" fo:font-weight="bold" officeooo:rsid="00283267" fo:background-color="transparent" loext:char-shading-value="0" style:font-size-asian="9pt" style:font-weight-asian="bold" style:font-size-complex="9pt" style:font-weight-complex="bold"/>
    </style:style>
    <style:style style:name="T7" style:family="text">
      <style:text-properties fo:font-size="10.5pt" officeooo:rsid="0038721f" style:font-size-asian="9pt" style:font-size-complex="9pt"/>
    </style:style>
    <style:style style:name="T8" style:family="text">
      <style:text-properties fo:font-size="10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/>
    </style:style>
    <style:style style:name="T11" style:family="text">
      <style:text-properties style:font-name="Consolas" fo:font-weight="normal"/>
    </style:style>
    <style:style style:name="T12" style:family="text">
      <style:text-properties style:font-name="Consolas" fo:font-weight="normal" fo:background-color="#b4c7dc" loext:char-shading-value="0"/>
    </style:style>
    <style:style style:name="T13" style:family="text">
      <style:text-properties officeooo:rsid="0020d621"/>
    </style:style>
    <style:style style:name="T14" style:family="text">
      <style:text-properties officeooo:rsid="0034eee9"/>
    </style:style>
    <style:style style:name="T15" style:family="text">
      <style:text-properties fo:color="#000000" loext:opacity="100%" fo:font-size="9pt" fo:font-weight="bold" officeooo:rsid="0022a0b4" fo:background-color="transparent" loext:char-shading-value="0" style:font-size-asian="9pt" style:font-weight-asian="bold" style:font-size-complex="9pt" style:font-weight-complex="bold"/>
    </style:style>
    <style:style style:name="T16" style:family="text">
      <style:text-properties fo:color="#000000" loext:opacity="100%" fo:font-size="9pt" fo:font-weight="bold" officeooo:rsid="002c9d10" fo:background-color="transparent" loext:char-shading-value="0" style:font-size-asian="9pt" style:font-weight-asian="bold" style:font-size-complex="9pt" style:font-weight-complex="bold"/>
    </style:style>
    <style:style style:name="T17" style:family="text">
      <style:text-properties officeooo:rsid="002f11b5"/>
    </style:style>
    <style:style style:name="T18" style:family="text">
      <style:text-properties officeooo:rsid="0036ab38"/>
    </style:style>
    <style:style style:name="T19" style:family="text">
      <style:text-properties officeooo:rsid="0039e89e"/>
    </style:style>
    <style:style style:name="T20" style:family="text">
      <style:text-properties style:font-name="Liberation Serif" fo:font-weight="normal" style:font-weight-asian="normal" style:font-weight-complex="normal"/>
    </style:style>
    <style:style style:name="T21" style:family="text">
      <style:text-properties style:font-name="Liberation Serif" fo:font-weight="normal"/>
    </style:style>
    <style:style style:name="T22" style:family="text">
      <style:text-properties officeooo:rsid="0030b6b8"/>
    </style:style>
    <style:style style:name="T23" style:family="text">
      <style:text-properties fo:color="#000000" loext:opacity="100%" fo:font-size="9pt" fo:font-weight="bold" officeooo:rsid="00335bd7" fo:background-color="transparent" loext:char-shading-value="0" style:font-size-asian="9pt" style:font-weight-asian="bold" style:font-size-complex="9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kript „osm_<text:span text:style-name="T1">test</text:span>_0<text:span text:style-name="T2">3</text:span>.py“ <text:s/></text:p>
      <text:p text:style-name="P1">Daten ein: „<text:span text:style-name="T1">test</text:span>_0<text:span text:style-name="T2">2</text:span>.osm“<text:tab/><text:tab/>Daten aus: „<text:span text:style-name="T1">test</text:span>_0<text:span text:style-name="T2">3</text:span>.osm“</text:p>
      <text:p text:style-name="P2"/>
      <text:p text:style-name="P3">Entfernen <text:span text:style-name="T2">bestimmter tags </text:span><text:span text:style-name="T3">(aus nodes, ways and relations)</text:span>:</text:p>
      <text:p text:style-name="P3"/>
      <text:list text:style-name="L1">
        <text:list-item>
          <text:p text:style-name="P4"><text:span text:style-name="T4">k='</text:span><text:span text:style-name="T5">source</text:span><text:span text:style-name="T4">'</text:span></text:p>
        </text:list-item>
        <text:list-item>
          <text:p text:style-name="P5">k='survey:date'</text:p>
        </text:list-item>
        <text:list-item>
          <text:p text:style-name="P6">k='created_by'</text:p>
        </text:list-item>
        <text:list-item>
          <text:p text:style-name="P7"><text:span text:style-name="T4">k='</text:span><text:span text:style-name="T6">wikidata</text:span><text:span text:style-name="T4">'</text:span></text:p>
        </text:list-item>
        <text:list-item>
          <text:p text:style-name="P7"><text:span text:style-name="T4">k='</text:span><text:span text:style-name="T6">wikipedia</text:span><text:span text:style-name="T4">'</text:span></text:p>
        </text:list-item>
        <text:list-item>
          <text:p text:style-name="P8">etc.</text:p>
        </text:list-item>
      </text:list>
      <text:p text:style-name="P9"/>
      <text:p text:style-name="P10">Vorlläufig vollständige Liste:</text:p>
      <text:p text:style-name="P9"/>
      <text:p text:style-name="P11"><text:span text:style-name="T7">['source','survey:date','created_by','wikidata','wikipedia','building:colour','building:levels','building:material','roof:colour',</text:span><text:span text:style-name="T8">'opening_hours','phone','website','contact:website','facebook','fax','email','cuisine','internet_access','internet_access','internet_access:fee','check_date','description','fixme']</text:span></text:p>
      <text:p text:style-name="P12"/>
      <text:p text:style-name="P13"/>
      <text:p text:style-name="P14"><text:span text:style-name="T9">xml_in:</text:span><text:span text:style-name="T10"> <text:s/></text:span></text:p>
      <text:p text:style-name="P15"/>
      <text:p text:style-name="P15">&lt;node id='119663' version='1' lat='59.3281848' lon='18.0629158'&gt;</text:p>
      <text:p text:style-name="P15"><text:s text:c="4"/>&lt;tag k='button_operated' v='yes' /&gt;</text:p>
      <text:p text:style-name="P15"><text:s text:c="4"/>&lt;tag k='crossing' v='traffic_signals' /&gt;</text:p>
      <text:p text:style-name="P15"><text:s text:c="4"/>&lt;tag k='highway' v='crossing' /&gt;</text:p>
      <text:p text:style-name="P16"><text:span text:style-name="T11"><text:s text:c="4"/>&lt;tag </text:span><text:span text:style-name="T12">k='source'</text:span><text:span text:style-name="T11"> v='survey' /&gt;</text:span></text:p>
      <text:p text:style-name="P15"><text:s text:c="4"/>&lt;tag k='traffic_signals:sound' v='yes' /&gt;</text:p>
      <text:p text:style-name="P15"><text:s text:c="2"/>&lt;/node&gt;</text:p>
      <text:p text:style-name="P17"/>
      <text:p text:style-name="P18">xml_expected:</text:p>
      <text:p text:style-name="P18"/>
      <text:p text:style-name="P15">&lt;node id='119663' version='1' lat='59.3281848' lon='18.0629158'&gt;</text:p>
      <text:p text:style-name="P15"><text:s text:c="4"/>&lt;tag k='button_operated' v='yes' /&gt;</text:p>
      <text:p text:style-name="P15"><text:s text:c="4"/>&lt;tag k='crossing' v='traffic_signals' /&gt;</text:p>
      <text:p text:style-name="P15"><text:s text:c="4"/>&lt;tag k='highway' v='crossing' /&gt;</text:p>
      <text:p text:style-name="P15"><text:s text:c="4"/>&lt;tag k='traffic_signals:sound' v='yes' /&gt;</text:p>
      <text:p text:style-name="P19"><text:s text:c="2"/>&lt;/node&gt;</text:p>
      <text:p text:style-name="P20"/>
      <text:p text:style-name="P17"/>
      <text:p text:style-name="P17">Entfernen <text:span text:style-name="T2">bestimmter tags </text:span><text:span text:style-name="T13">AUSSER </text:span><text:span text:style-name="T3">(</text:span><text:span text:style-name="T14">aus</text:span><text:span text:style-name="T3"> nodes, ways and relations)</text:span>:</text:p>
      <text:p text:style-name="P17"/>
      <text:list text:continue-numbering="true" text:style-name="L1">
        <text:list-item>
          <text:p text:style-name="P21"><text:span text:style-name="T4">k='</text:span><text:span text:style-name="T15">name:</text:span><text:span text:style-name="T4">'<text:tab/></text:span><text:span text:style-name="T15">ausser <text:tab/></text:span><text:span text:style-name="T4">k='</text:span><text:span text:style-name="T15">name:de</text:span><text:span text:style-name="T4">'; k='</text:span><text:span text:style-name="T15">name:en</text:span><text:span text:style-name="T4">';k='</text:span><text:span text:style-name="T15">name:se</text:span><text:span text:style-name="T4">';</text:span></text:p>
        </text:list-item>
        <text:list-item>
          <text:p text:style-name="P22"><text:span text:style-name="T4">k="addr:" <text:tab/></text:span><text:span text:style-name="T16">ausser <text:tab/></text:span><text:span text:style-name="T4">k="addr:housenumber"</text:span></text:p>
        </text:list-item>
        <text:list-item>
          <text:p text:style-name="P23"/>
        </text:list-item>
      </text:list>
      <text:p text:style-name="P17"/>
      <text:p text:style-name="P24"><text:span text:style-name="T9">xml_in:</text:span><text:span text:style-name="T10"> <text:s/></text:span></text:p>
      <text:p text:style-name="P25"><text:soft-page-break/></text:p>
      <text:p text:style-name="P26"><text:s text:c="2"/>&lt;node id='25929985' version='91' changeset='1' lat='59.3251172' lon='18.0710935'&gt;</text:p>
      <text:p text:style-name="P26"><text:s text:c="4"/>&lt;tag k='admin_level' v='2' /&gt;</text:p>
      <text:p text:style-name="P26"><text:s text:c="4"/>&lt;tag k='alt_name:fit' v='Tokholmi' /&gt;</text:p>
      <text:p text:style-name="P26"><text:s text:c="4"/>&lt;tag k='alt_name:gl' v='Stockholm' /&gt;</text:p>
      <text:p text:style-name="P26"><text:s text:c="4"/>&lt;tag k='alt_name:he' v='שטוקהולם' /&gt;</text:p>
      <text:p text:style-name="P26"><text:s text:c="4"/>&lt;tag k='capital' v='yes' /&gt;</text:p>
      <text:p text:style-name="P26"><text:s text:c="4"/>&lt;tag k='name' v='Stockholm' /&gt;</text:p>
      <text:p text:style-name="P26"><text:s text:c="4"/>&lt;tag k='name:am' v='ስቶኮልም' /&gt;</text:p>
      <text:p text:style-name="P26"><text:s text:c="4"/>&lt;tag k='name:an' v='Estocolmo' /&gt;</text:p>
      <text:p text:style-name="P26">...</text:p>
      <text:p text:style-name="P27"><text:span text:style-name="T11"><text:s text:c="4"/></text:span><text:span text:style-name="T12">&lt;tag k='name:de</text:span><text:span text:style-name="T11">' v='Stockholm' /&gt;</text:span></text:p>
      <text:p text:style-name="P26"><text:s text:c="4"/>&lt;tag k='name:diq' v='Stokholm' /&gt;</text:p>
      <text:p text:style-name="P26"><text:s text:c="4"/>&lt;tag k='name:el' v='Στοκχόλμη' /&gt;</text:p>
      <text:p text:style-name="P27"><text:span text:style-name="T11"><text:s text:c="4"/></text:span><text:span text:style-name="T12">&lt;tag k='name:en</text:span><text:span text:style-name="T11">' v='Stockholm' /&gt;</text:span></text:p>
      <text:p text:style-name="P26">...</text:p>
      <text:p text:style-name="P27"><text:span text:style-name="T11"><text:s text:c="4"/></text:span><text:span text:style-name="T12">&lt;tag k='name:se</text:span><text:span text:style-name="T11">' v='Stockholbma' /&gt;</text:span></text:p>
      <text:p text:style-name="P26"><text:s text:c="4"/>&lt;tag k='name:sju' v='Tjåsskasulla' /&gt;</text:p>
      <text:p text:style-name="P26">...</text:p>
      <text:p text:style-name="P26"><text:s text:c="4"/>&lt;tag k='place' v='city' /&gt;</text:p>
      <text:p text:style-name="P26"><text:s text:c="4"/>&lt;tag k='population' v='984748' /&gt;</text:p>
      <text:p text:style-name="P26"><text:s text:c="4"/>&lt;tag k='population:date' v='2022' /&gt;</text:p>
      <text:p text:style-name="P26"><text:s text:c="4"/>&lt;tag k='ref:se:pts:postort' v='STOCKHOLM' /&gt;</text:p>
      <text:p text:style-name="P26"><text:s text:c="4"/>&lt;tag k='ref:se:scb' v='0336' /&gt;</text:p>
      <text:p text:style-name="P26"><text:s text:c="4"/>&lt;tag k='short_name' v='Sthlm' /&gt;</text:p>
      <text:p text:style-name="P26"><text:s text:c="4"/>&lt;tag k='source:name:br' v='ofis publik ar brezhoneg' /&gt;</text:p>
      <text:p text:style-name="P26"><text:s text:c="4"/>&lt;tag k='source:population' v='https://citypopulation.de/en/sweden/admin/01__stockholm/' /&gt;</text:p>
      <text:p text:style-name="P26"><text:s text:c="4"/>&lt;tag k='wikidata' v='Q1754' /&gt;</text:p>
      <text:p text:style-name="P26"><text:s text:c="4"/>&lt;tag k='wikipedia' v='sv:Stockholm' /&gt;</text:p>
      <text:p text:style-name="P26"><text:s text:c="2"/>&lt;/node&gt;</text:p>
      <text:p text:style-name="P27"/>
      <text:p text:style-name="P27"/>
      <text:p text:style-name="P27"/>
      <text:p text:style-name="P28"><text:s text:c="2"/>&lt;node id="1198849315" version="1" lat="59.3200076" lon="18.0669833"&gt;</text:p>
      <text:p text:style-name="P28"><text:s text:c="4"/>&lt;tag k="addr:city" v="Stockholm" /&gt;</text:p>
      <text:p text:style-name="P28"><text:s text:c="4"/>&lt;tag k="addr:country" v="SE" /&gt;</text:p>
      <text:p text:style-name="P28"><text:s text:c="4"/>&lt;tag k="addr:housenumber" v="15" /&gt;</text:p>
      <text:p text:style-name="P28"><text:s text:c="4"/>&lt;tag k="addr:street" v="Brännkyrkagatan" /&gt;</text:p>
      <text:p text:style-name="P28"><text:s text:c="4"/>&lt;tag k="entrance" v="yes" /&gt;</text:p>
      <text:p text:style-name="P28"><text:s text:c="2"/>&lt;/node&gt;</text:p>
      <text:p text:style-name="P27"/>
      <text:p text:style-name="P27"/>
      <text:p text:style-name="P29">xml_expected:</text:p>
      <text:p text:style-name="P30"/>
      <text:p text:style-name="P26"><text:s text:c="2"/>&lt;node id='25929985' version='91' changeset='1' lat='59.3251172' lon='18.0710935'&gt;</text:p>
      <text:p text:style-name="P26"><text:soft-page-break/><text:s text:c="4"/>&lt;tag k='admin_level' v='2' /&gt;</text:p>
      <text:p text:style-name="P26"><text:s text:c="4"/>&lt;tag k='alt_name:fit' v='Tokholmi' /&gt;</text:p>
      <text:p text:style-name="P26"><text:s text:c="4"/>&lt;tag k='alt_name:gl' v='Stockholm' /&gt;</text:p>
      <text:p text:style-name="P26"><text:s text:c="4"/>&lt;tag k='alt_name:he' v='שטוקהולם' /&gt;</text:p>
      <text:p text:style-name="P26"><text:s text:c="4"/>&lt;tag k='capital' v='yes' /&gt;</text:p>
      <text:p text:style-name="P27"><text:span text:style-name="T11"><text:s text:c="4"/></text:span><text:span text:style-name="T12">&lt;tag k='name' v='Stockholm' /&gt;</text:span></text:p>
      <text:p text:style-name="P27"><text:span text:style-name="T11"><text:s text:c="4"/></text:span><text:span text:style-name="T12">&lt;tag k='name:de</text:span><text:span text:style-name="T11">' v='Stockholm' /&gt;</text:span></text:p>
      <text:p text:style-name="P27"><text:span text:style-name="T11"><text:s text:c="4"/></text:span><text:span text:style-name="T12">&lt;tag k='name:en</text:span><text:span text:style-name="T11">' v='Stockholm' /&gt;</text:span></text:p>
      <text:p text:style-name="P27"><text:span text:style-name="T11"><text:s text:c="4"/></text:span><text:span text:style-name="T12">&lt;tag k='name:se</text:span><text:span text:style-name="T11">' v='Stockholbma' /&gt;</text:span></text:p>
      <text:p text:style-name="P26"><text:s text:c="4"/>&lt;tag k='place' v='city' /&gt;</text:p>
      <text:p text:style-name="P26"><text:s text:c="4"/>&lt;tag k='population' v='984748' /&gt;</text:p>
      <text:p text:style-name="P26"><text:s text:c="4"/>&lt;tag k='population:date' v='2022' /&gt;</text:p>
      <text:p text:style-name="P26"><text:s text:c="4"/>&lt;tag k='ref:se:pts:postort' v='STOCKHOLM' /&gt;</text:p>
      <text:p text:style-name="P26"><text:s text:c="4"/>&lt;tag k='ref:se:scb' v='0336' /&gt;</text:p>
      <text:p text:style-name="P26"><text:s text:c="4"/>&lt;tag k='short_name' v='Sthlm' /&gt;</text:p>
      <text:p text:style-name="P31"><text:s text:c="2"/>&lt;/node&gt;</text:p>
      <text:p text:style-name="P30"/>
      <text:p text:style-name="P30"/>
      <text:p text:style-name="P32"><text:s text:c="2"/>&lt;node id="1198849315" version="1" lat="59.3200076" lon="18.0669833"&gt;</text:p>
      <text:p text:style-name="P32"><text:s text:c="4"/>&lt;tag k="addr:housenumber" v="15" /&gt;</text:p>
      <text:p text:style-name="P32"><text:s text:c="4"/>&lt;tag k="entrance" v="yes" /&gt;</text:p>
      <text:p text:style-name="P33"><text:s text:c="2"/>&lt;/node&gt;</text:p>
      <text:p text:style-name="P30"/>
      <text:p text:style-name="P30"/>
      <text:p text:style-name="P30"/>
      <text:p text:style-name="P30">Entfernen <text:span text:style-name="T2">bestimmter Punkte </text:span><text:span text:style-name="T17">(nur nodes)</text:span>:</text:p>
      <text:p text:style-name="P30"/>
      <text:list text:continue-numbering="true" text:style-name="L1">
        <text:list-item>
          <text:p text:style-name="P5">k="craft"</text:p>
        </text:list-item>
        <text:list-item>
          <text:p text:style-name="P34">&lt;tag k="highway" v="street_lamp" /&gt;</text:p>
        </text:list-item>
        <text:list-item>
          <text:p text:style-name="P35">&lt;tag k="highway" v="<text:span text:style-name="T18">traffic_signals</text:span>" /&gt; <text:s/>→ <text:span text:style-name="T19">konnte nicht entfernt werden, weil sie manchmal ein Punkt in der Straße sind!</text:span></text:p>
        </text:list-item>
        <text:list-item>
          <text:p text:style-name="P36">&lt;tag k="highway" v="<text:span text:style-name="T18">give_way</text:span>" /&gt;</text:p>
        </text:list-item>
      </text:list>
      <text:p text:style-name="P37"/>
      <text:p text:style-name="P38">Vorläufige Liste:</text:p>
      <text:p text:style-name="P39"/>
      <text:p text:style-name="P40">key_value_pair1 = ['highway','street_lamp']</text:p>
      <text:p text:style-name="P41">key_value_pair2 = ['highway','give_way']</text:p>
      <text:p text:style-name="P41">key_value_pair3 = ['natural','tree']</text:p>
      <text:p text:style-name="P41">key_value_pair4 = ['place','suburb']</text:p>
      <text:p text:style-name="P41">key_value_pair5 = ['place','hamlet']</text:p>
      <text:p text:style-name="P41">key_value_pair6 = ['place','neighbourhood']</text:p>
      <text:p text:style-name="P41">key_value_pair7 = ['place','city_block']</text:p>
      <text:p text:style-name="P41">key_value_pair8 = ['place','isolated_dwelling']</text:p>
      <text:p text:style-name="P41">key_value_pair9 = ['turism','artwork']</text:p>
      <text:p text:style-name="P39"/>
      <text:p text:style-name="P39"/>
      <text:p text:style-name="P1"><text:soft-page-break/></text:p>
      <text:p text:style-name="P42"><text:span text:style-name="T20">xml_in:</text:span><text:span text:style-name="T21"> <text:s/></text:span><text:span text:style-name="T11"><text:s/></text:span></text:p>
      <text:p text:style-name="P43"/>
      <text:p text:style-name="P43"><text:s text:c="2"/>&lt;node id="2949394270" version="1" lat="59.3193809" lon="18.0655601"&gt;</text:p>
      <text:p text:style-name="P42"><text:span text:style-name="T11"><text:s text:c="4"/></text:span><text:span text:style-name="T12">&lt;tag k="craft"</text:span><text:span text:style-name="T11"> v="jeweller" /&gt;</text:span></text:p>
      <text:p text:style-name="P43"><text:s text:c="4"/>&lt;tag k="email" v="smideochform@gmail.com" /&gt;</text:p>
      <text:p text:style-name="P43"><text:s text:c="4"/>&lt;tag k="name" v="Smide och Form" /&gt;</text:p>
      <text:p text:style-name="P43"><text:s text:c="4"/>&lt;tag k="opening_hours" v="Mo-Fr 10:00-18:00;Sa 11:00-15:00" /&gt;</text:p>
      <text:p text:style-name="P43"><text:s text:c="4"/>&lt;tag k="phone" v="+46-8-6414781" /&gt;</text:p>
      <text:p text:style-name="P43"><text:s text:c="4"/>&lt;tag k="shop" v="jewelry" /&gt;</text:p>
      <text:p text:style-name="P43"><text:s text:c="4"/>&lt;tag k="website" v="https://www.smideochform.se/" /&gt;</text:p>
      <text:p text:style-name="P43"><text:s text:c="2"/>&lt;/node&gt;</text:p>
      <text:p text:style-name="P43"/>
      <text:p text:style-name="P43"><text:s text:c="2"/>&lt;node id="10940046167" version="1" lat="59.3261145" lon="18.0614215"&gt;</text:p>
      <text:p text:style-name="P42"><text:span text:style-name="T11"><text:s text:c="4"/>&lt;tag k="highway" </text:span><text:span text:style-name="T12">v="street_lamp"</text:span><text:span text:style-name="T11"> /&gt;</text:span></text:p>
      <text:p text:style-name="P43"><text:s text:c="2"/>&lt;/node&gt;</text:p>
      <text:p text:style-name="P44"/>
      <text:p text:style-name="P44"/>
      <text:p text:style-name="P44"/>
      <text:p text:style-name="P45">xml_expected:</text:p>
      <text:p text:style-name="P46"/>
      <text:p text:style-name="P46">Punkte sollten nicht mehr da sein.</text:p>
      <text:p text:style-name="P47"/>
      <text:p text:style-name="P47"/>
      <text:p text:style-name="P47"/>
      <text:p text:style-name="P48">Entfernen <text:span text:style-name="T2">bestimmter Punkte <text:s/></text:span><text:span text:style-name="T22">AUSSER </text:span><text:span text:style-name="T17">(nur nodes)</text:span>:</text:p>
      <text:p text:style-name="P48"/>
      <text:list text:continue-numbering="true" text:style-name="L1">
        <text:list-item>
          <text:p text:style-name="P49"><text:span text:style-name="T4">k="amenity"<text:tab/></text:span><text:span text:style-name="T23">AUSSER: v=“ biergarten, cafe, restaurant, bus_station, ferry_terminal, parking, clinic, hospital, ranger_station, drinking_water, shelter, shower, toilets, water_point, dive_centre, grave_yard, monastery, place_of_worship, public_bath“</text:span></text:p>
        </text:list-item>
        <text:list-item>
          <text:p text:style-name="P50"/>
        </text:list-item>
      </text:list>
      <text:p text:style-name="P51"/>
      <text:p text:style-name="P51"><text:span text:style-name="T20">xml_in:</text:span><text:span text:style-name="T21"> <text:s/></text:span><text:span text:style-name="T11"><text:s/></text:span></text:p>
      <text:p text:style-name="P52"/>
      <text:p text:style-name="P52"><text:s text:c="2"/>&lt;node id="10971457805" version="1" lat="59.3314797" lon="18.058734"&gt;</text:p>
      <text:p text:style-name="P52"><text:s text:c="4"/>&lt;tag k="amenity" v="bench" /&gt;</text:p>
      <text:p text:style-name="P52"><text:s text:c="2"/>&lt;/node&gt;</text:p>
      <text:p text:style-name="P52"/>
      <text:p text:style-name="P52"/>
      <text:p text:style-name="P52"><text:s text:c="2"/>&lt;node id="16864088" version="1" lat="59.3156252" lon="17.9881616"&gt;</text:p>
      <text:p text:style-name="P52"><text:s text:c="4"/>&lt;tag k="amenity" v="ferry_terminal" /&gt;</text:p>
      <text:p text:style-name="P52"><text:s text:c="4"/>&lt;tag k="ferry" v="yes" /&gt;</text:p>
      <text:p text:style-name="P52"><text:s text:c="4"/>&lt;tag k="name" v="Ekensberg" /&gt;</text:p>
      <text:p text:style-name="P52"><text:s text:c="4"/>&lt;tag k="network" v="SL" /&gt;</text:p>
      <text:p text:style-name="P52"><text:s text:c="4"/>&lt;tag k="network:wikidata" v="Q970452" /&gt;</text:p>
      <text:p text:style-name="P52"><text:soft-page-break/><text:s text:c="4"/>&lt;tag k="public_transport" v="station" /&gt;</text:p>
      <text:p text:style-name="P52"><text:s text:c="4"/>&lt;tag k="ref" v="8018" /&gt;</text:p>
      <text:p text:style-name="P52"><text:s text:c="4"/>&lt;tag k="route_ref" v="89" /&gt;</text:p>
      <text:p text:style-name="P52"><text:s text:c="2"/>&lt;/node&gt;</text:p>
      <text:p text:style-name="P53"/>
      <text:p text:style-name="P53"/>
      <text:p text:style-name="P53"/>
      <text:p text:style-name="P54">xml_expected:</text:p>
      <text:p text:style-name="P55"/>
      <text:p text:style-name="P56"/>
      <text:p text:style-name="P56"><text:s text:c="2"/>&lt;node id="16864088" version="1" lat="59.3156252" lon="17.9881616"&gt;</text:p>
      <text:p text:style-name="P56"><text:s text:c="4"/>&lt;tag k="amenity" v="ferry_terminal" /&gt;</text:p>
      <text:p text:style-name="P56"><text:s text:c="4"/>&lt;tag k="ferry" v="yes" /&gt;</text:p>
      <text:p text:style-name="P56"><text:s text:c="4"/>&lt;tag k="name" v="Ekensberg" /&gt;</text:p>
      <text:p text:style-name="P56"><text:s text:c="4"/>&lt;tag k="network" v="SL" /&gt;</text:p>
      <text:p text:style-name="P56"><text:s text:c="4"/>&lt;tag k="network:wikidata" v="Q970452" /&gt;</text:p>
      <text:p text:style-name="P56"><text:s text:c="4"/>&lt;tag k="public_transport" v="station" /&gt;</text:p>
      <text:p text:style-name="P56"><text:s text:c="4"/>&lt;tag k="ref" v="8018" /&gt;</text:p>
      <text:p text:style-name="P56"><text:s text:c="4"/>&lt;tag k="route_ref" v="89" /&gt;</text:p>
      <text:p text:style-name="P56"><text:s text:c="2"/>&lt;/node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5T13:18:28.480000000</meta:creation-date>
    <dc:date>2025-03-04T17:23:46.427000000</dc:date>
    <meta:editing-duration>P3DT21H28M51S</meta:editing-duration>
    <meta:editing-cycles>19</meta:editing-cycles>
    <meta:generator>LibreOffice/24.8.4.2$Windows_X86_64 LibreOffice_project/bb3cfa12c7b1bf994ecc5649a80400d06cd71002</meta:generator>
    <meta:document-statistic meta:table-count="0" meta:image-count="0" meta:object-count="0" meta:page-count="5" meta:paragraph-count="147" meta:word-count="558" meta:character-count="5743" meta:non-whitespace-character-count="4967"/>
  </office:meta>
</office:document-meta>
</file>